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 style:list-style-name="Numbering_20_1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ancel·lar comanda</text:h>
      <text:h text:style-name="Heading_20_3" text:outline-level="3">Descripció del curs típic d'esdeveniments</text:h>
      <text:h text:style-name="Heading_20_4" text:outline-level="4">Actors</text:h>
      <text:p text:style-name="Text_20_body">Gestor de comandes</text:p>
      <text:p text:style-name="Text_20_body">Client</text:p>
      <text:h text:style-name="Heading_20_4" text:outline-level="4">Precondicions</text:h>
      <text:p text:style-name="Text_20_body">L’usuari, ja sigui el gestor de comandes o el client, està registrat al sistema.</text:p>
      <text:h text:style-name="Heading_20_4" text:outline-level="4">Fluxe principal</text:h>
      <text:list text:style-name="Numbering_20_1">
        <text:list-item text:start-value="1">
          <text:p text:style-name="P2">L’usuari es troba identificat al sistema i selecciona cancelar una comanda</text:p>
        </text:list-item>
        <text:list-item>
          <text:p text:style-name="P2">L'usuari introdueix la informació de la comanda que vol cancel·lar.</text:p>
        </text:list-item>
        <text:list-item>
          <text:p text:style-name="P2">En el cas que només existeixi una comanda passa directament al pas X del fluxe principal.</text:p>
        </text:list-item>
        <text:list-item>
          <text:p text:style-name="P2">El sistema mostra un llistat amb totes les comandes que compleixen les restriccions introduides per l’usuari.</text:p>
        </text:list-item>
        <text:list-item>
          <text:p text:style-name="P2">L’usuari sel·lecciona la comanda que vol cancel·lar.</text:p>
        </text:list-item>
        <text:list-item>
          <text:p text:style-name="P2">El sistema mostra la informació completa d’aquella comanda</text:p>
        </text:list-item>
        <text:list-item>
          <text:p text:style-name="P2">L’usuari confirma que vol cancel·lar aquella comanda</text:p>
        </text:list-item>
        <text:list-item>
          <text:p text:style-name="P2">El sistema confirma la cancel·lació</text:p>
        </text:list-item>
        <text:list-item>
          <text:p text:style-name="P2">El cas d’ús acaba</text:p>
        </text:list-item>
      </text:list>
      <text:h text:style-name="Heading_20_4" text:outline-level="4">Fluxes alternatius</text:h>
      <text:h text:style-name="Heading_20_5" text:outline-level="5">No existeix cap comanda amb aquest identificador</text:h>
      <text:list text:style-name="Numbering_20_1">
        <text:list-item text:start-value="1">
          <text:p text:style-name="P2">El sistema informa a l’usuari que no existeix cap comanda amb aquest identificador</text:p>
        </text:list-item>
        <text:list-item>
          <text:p text:style-name="P2">Torna al pas 2 del fluxe pricipal</text:p>
        </text:list-item>
        <text:list-item>
          <text:p text:style-name="P2">Falten dades</text:p>
        </text:list-item>
        <text:list-item>
          <text:p text:style-name="P2">El sistema informa a l’usuari que les dades introduides no estan completes</text:p>
        </text:list-item>
        <text:list-item>
          <text:p text:style-name="P2">Torna al pas 2 del fluxe principal</text:p>
        </text:list-item>
      </text:list>
      <text:h text:style-name="Heading_20_5" text:outline-level="5">No es permet cancel·lar</text:h>
      <text:list text:style-name="Numbering_20_1">
        <text:list-item text:start-value="1">
          <text:p text:style-name="P2">El sistema informa a l’usuari que la comanda que vol cancel·lar no es pot cancel·lar</text:p>
        </text:list-item>
        <text:list-item>
          <text:p text:style-name="P2">Acaba el cas d’ú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31T23:33:22</dc:date>
    <dc:language>es-ES</dc:language>
    <meta:editing-cycles>15</meta:editing-cycles>
    <meta:editing-duration>PT02H09M12S</meta:editing-duration>
    <meta:document-statistic meta:table-count="0" meta:image-count="0" meta:object-count="0" meta:page-count="1" meta:paragraph-count="27" meta:word-count="202" meta:character-count="1207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